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7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text-position="33% 58%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7" style:family="text">
      <style:text-properties fo:color="#000000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8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9" style:family="text">
      <style:text-properties fo:color="#000000" style:font-name="Segoe UI" fo:font-size="7pt" fo:text-shadow="1pt 1pt" fo:font-weight="normal" style:font-name-asian="Segoe UI" style:font-size-asian="7pt" style:font-weight-asian="normal" style:font-name-complex="Segoe UI" style:font-size-complex="7pt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7pt" fo:text-shadow="1pt 1pt" style:text-underline-style="none" fo:font-weight="normal" style:letter-kerning="true" style:font-name-asian="Segoe UI" style:font-size-asian="7pt" style:font-weight-asian="normal" style:font-name-complex="Segoe UI" style:font-size-complex="7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33% 58%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" style:font-size-asian="32pt" style:font-style-asian="italic" style:font-weight-asian="normal" style:font-name-complex="Segoe U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position="33% 58%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4" style:family="text">
      <style:text-properties fo:color="#000000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5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6" style:family="text">
      <style:text-properties fo:color="#000000" style:text-position="0% 100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7" style:family="text">
      <style:text-properties fo:color="#000000" style:font-name="Segoe UI Semibold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oly Gospel</text:span></text:p>
            <text:p text:style-name="P1"><text:span text:style-name="T2">John 2:13–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7.766cm" svg:x="1.778cm" svg:y="1.016cm">
          <draw:text-box>
            <text:p text:style-name="P4"><text:span text:style-name="T3">13</text:span><text:span text:style-name="T4">The Passover of the Jews was at hand, and Jesus went up to Jerusalem. </text:span><text:span text:style-name="T3">14</text:span><text:span text:style-name="T4">In the temple he found those who were selling oxen and sheep and pigeons, and the money-changers sitting t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928cm" svg:height="6.263cm" svg:x="1.524cm" svg:y="1.016cm">
          <draw:text-box>
            <text:p text:style-name="P6"><text:span text:style-name="T3">15</text:span><text:span text:style-name="T4">And making a whip of cords, he drove them all out of the temple, with the sheep and oxen. And he poured out the coins of the money-changers and overturned their tables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146cm" svg:height="8.986cm" svg:x="1.524cm" svg:y="0.92cm">
          <draw:text-box>
            <text:p text:style-name="P6"><text:span text:style-name="T6">16</text:span><text:span text:style-name="T7">And he told those who sold the pigeons, “Take these things away; do not make my Father’s house a house of trade.” </text:span><text:span text:style-name="T6">17</text:span><text:span text:style-name="T7">His disciples remembered that it was written, “Zeal for your house will consume me.”</text:span><text:span text:style-name="T5"> 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7" draw:layer="layout" svg:width="24.638cm" svg:height="6.858cm" svg:x="1.778cm" svg:y="1.016cm">
          <draw:text-box>
            <text:p text:style-name="P6"><text:span text:style-name="T9"><text:s/></text:span><text:span text:style-name="T3">18</text:span><text:span text:style-name="T4">So the Jews said to him, “What sign do you show us for doing these things?” </text:span><text:span text:style-name="T3">19</text:span><text:span text:style-name="T4">Jesus answered them, “Destroy this temple, and in three days I will raise it up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7" draw:layer="layout" svg:width="24.638cm" svg:height="6.263cm" svg:x="1.778cm" svg:y="1.016cm">
          <draw:text-box>
            <text:p text:style-name="P6"><text:span text:style-name="T10"><text:s text:c="2"/></text:span><text:span text:style-name="T11">20</text:span><text:span text:style-name="T12">The Jews then said, “It has taken forty-six years to build this temple, and will you raise it up in three days?” </text:span><text:span text:style-name="T13">21</text:span><text:span text:style-name="T14">But he was speaking about the temple of his bod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8" draw:text-style-name="P5" draw:layer="layout" svg:width="24.384cm" svg:height="6.35cm" svg:x="1.88cm" svg:y="1.016cm">
          <draw:text-box>
            <text:p text:style-name="P4"><text:span text:style-name="T3">22</text:span><text:span text:style-name="T4">When therefore he was raised from the dead, his disciples remembered that he had said this, and they believed the Scripture and the word that Jesus had sp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7" draw:layer="layout" svg:width="23.876cm" svg:height="5.334cm" svg:x="2.032cm" svg:y="0.762cm">
          <draw:text-box>
            <text:p text:style-name="P8"><text:span text:style-name="T3">23</text:span><text:span text:style-name="T4">Now when he was in Jerusalem at the Passover Feast, many believed in his name when they saw the signs that he was do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6" draw:text-style-name="P10" draw:layer="layout" svg:width="24.892cm" svg:height="6.858cm" svg:x="1.524cm" svg:y="0.762cm">
          <draw:text-box>
            <text:p text:style-name="P9"><text:span text:style-name="T15">24</text:span><text:span text:style-name="T16">But Jesus on his part did not entrust himself to them, because he knew all people </text:span><text:span text:style-name="T13">25</text:span><text:span text:style-name="T14">and needed no one to bear witness about man, for he himself knew what was</text:span><text:span text:style-name="T17"> </text:span><text:span text:style-name="T14">in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20:50:24.776000000</meta:creation-date>
    <dc:title>Hymn template</dc:title>
    <meta:editing-duration>PT15M42S</meta:editing-duration>
    <meta:editing-cycles>3</meta:editing-cycles>
    <meta:generator>LibreOffice/6.0.1.1$Windows_X86_64 LibreOffice_project/60bfb1526849283ce2491346ed2aa51c465abfe6</meta:generator>
    <meta:initial-creator>Arthur Hoch</meta:initial-creator>
    <dc:date>2018-03-01T10:51:51.96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06T20:50:24.495000000"/>
  </office:meta>
</office:document-meta>
</file>